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style:text-line-through-style="solid" style:text-line-through-type="single"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fo:background-color="#ffffff"/>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1"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Standard">
      <style:paragraph-properties fo:margin-top="0in" fo:margin-bottom="0in" loext:contextual-spacing="false" fo:keep-together="auto" fo:orphans="0" fo:widows="0" fo:keep-with-next="auto"/>
    </style:style>
    <style:style style:name="P15"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6"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9"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20"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21"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13"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5"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6" style:family="text">
      <style:text-properties fo:font-variant="normal" fo:text-transform="none" fo:color="#ff0000" style:text-line-through-style="solid" style:text-line-through-type="singl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17" style:family="text">
      <style:text-properties fo:background-color="#ffffff"/>
    </style:style>
    <style:style style:name="T18" style:family="text">
      <style:text-properties fo:color="#ff0000" fo:background-color="#ffffff"/>
    </style:style>
    <style:style style:name="T19" style:family="text">
      <style:text-properties fo:color="#ff0000" fo:font-size="14pt" style:font-size-asian="14pt" style:font-size-complex="14pt" fo:background-color="#ffffff"/>
    </style:style>
    <style:style style:name="T20" style:family="text">
      <style:text-properties fo:color="#ff0000" fo:font-size="14pt" fo:font-weight="normal" style:font-size-asian="14pt" style:font-weight-asian="normal" style:font-size-complex="14pt" fo:background-color="#ffffff"/>
    </style:style>
    <style:style style:name="T21" style:family="text">
      <style:text-properties fo:color="#ff0000" style:text-line-through-style="solid" style:text-line-through-type="single" fo:background-color="#ffffff"/>
    </style:style>
    <style:style style:name="T22" style:family="text">
      <style:text-properties fo:color="#ff0000" style:text-line-through-style="solid" style:text-line-through-type="single" fo:font-weight="bold" style:font-weight-asian="bold" fo:background-color="#ffffff"/>
    </style:style>
    <style:style style:name="T23" style:family="text">
      <style:text-properties fo:color="#ff0000" fo:font-size="13pt" fo:font-weight="bold" style:font-size-asian="13pt" style:font-weight-asian="bold" style:font-size-complex="13pt" fo:background-color="#ffffff"/>
    </style:style>
    <style:style style:name="T24" style:family="text">
      <style:text-properties fo:color="#ff0000" fo:font-size="13pt" style:font-size-asian="13pt" style:font-size-complex="13pt" fo:background-color="#ffffff"/>
    </style:style>
    <style:style style:name="T25" style:family="text">
      <style:text-properties fo:color="#ff0000" fo:font-size="11pt" style:font-size-asian="11pt" style:font-size-complex="11pt" fo:background-color="#ffffff"/>
    </style:style>
    <style:style style:name="T26" style:family="text">
      <style:text-properties fo:color="#ff0000" fo:font-weight="bold" style:font-weight-asian="bold" fo:background-color="#ffffff"/>
    </style:style>
    <style:style style:name="T27" style:family="text">
      <style:text-properties fo:color="#ff0000" fo:font-size="18pt" fo:font-weight="normal" style:font-size-asian="18pt" style:font-weight-asian="normal" style:font-size-complex="18pt" fo:background-color="#ffffff"/>
    </style:style>
    <style:style style:name="T28" style:family="text">
      <style:text-properties fo:color="#ff0000" fo:font-size="18pt" style:font-size-asian="18pt" style:font-size-complex="18pt" fo:background-color="#ffffff"/>
    </style:style>
    <style:style style:name="T29" style:family="text">
      <style:text-properties fo:color="#ff0000"/>
    </style:style>
    <style:style style:name="T30" style:family="text">
      <style:text-properties style:text-line-through-style="solid" style:text-line-through-type="single" fo:background-color="#ffffff"/>
    </style:style>
    <style:style style:name="T31" style:family="text">
      <style:text-properties fo:font-weight="bold" style:font-weight-asian="bold" fo:background-color="#ffffff"/>
    </style:style>
    <style:style style:name="T32" style:family="text">
      <style:text-properties fo:font-weight="normal" style:font-weight-asian="normal"/>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4" style:family="text">
      <style:text-properties fo:font-size="13pt" fo:font-weight="bold" style:font-size-asian="13pt" style:font-weight-asian="bold"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HMN Bylaws</text:span></text:p>
      <text:p text:style-name="P17"><text:span text:style-name="T3">ARTICLE I — NAME AND PURPOSE</text:span></text:p>
      <text:p text:style-name="P16"><text:span text:style-name="T4">Section 1 - Name</text:span></text:p>
      <text:p text:style-name="P1"><text:span text:style-name="T5">The name of the organization shall be </text:span><text:span text:style-name="T17"><office:annotation office:name="__Annotation__18_1594497808"><dc:creator>Erin Quick-Laughlin</dc:creator><dc:date>2013-07-22T03:50:33</dc:date><text:p><text:span text:style-name="T33">Not sure these comments are doing the job of communicating that we need - I'm suggesting that we _don't_ have two orgs - just 1 org (DHMN) and it's current physical office location (Appleton Makerspace)</text:span></text:p></office:annotation></text:span><text:span text:style-name="T17"><office:annotation office:name="__Annotation__20_1594497808"><dc:creator>Ross Larson</dc:creator><dc:date>2013-07-22T04:25:43</dc:date><text:p><text:span text:style-name="T33">Fair enough. <text:s/>I think we agree on that.</text:span></text:p></office:annotation></text:span><text:span text:style-name="T17"><office:annotation office:name="__Annotation__12_1594497808"><dc:creator>Ross Larson</dc:creator><dc:date>2013-07-22T04:25:43</dc:date><text:p><text:span text:style-name="T33">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7"><office:annotation office:name="__Annotation__14_1594497808"><dc:creator>Erin Quick-Laughlin</dc:creator><dc:date>2013-07-22T00:07:43</dc:date><text:p><text:span text:style-name="T33">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7"><office:annotation office:name="__Annotation__16_1594497808"><dc:creator>Ross Larson</dc:creator><dc:date>2013-07-22T03:01:43</dc:date><text:p><text:span text:style-name="T33">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5">Distributed Hacker/Maker Network</text:span><text:span text:style-name="T17">, a.k.a. DHMN,</text:span><office:annotation-end office:name="__Annotation__12_1594497808"/><office:annotation-end office:name="__Annotation__14_1594497808"/><office:annotation-end office:name="__Annotation__16_1594497808"/><office:annotation-end office:name="__Annotation__18_1594497808"/><office:annotation-end office:name="__Annotation__20_1594497808"/><text:span text:style-name="T17"> and it</text:span><text:span text:style-name="T5"> shall be a nonprofit organization incorporated under the laws of the State of Wisconsin.</text:span></text:p>
      <text:p text:style-name="P16"><text:span text:style-name="T4">Section 2 - Purpose</text:span></text:p>
      <text:p text:style-name="P1"><text:span text:style-name="T5">DHMN is organized for charitable, scientific and education purposes. </text:span></text:p>
      <text:p text:style-name="P2"/>
      <text:p text:style-name="P1"><text:span text:style-name="T18">The primary purpose of DHMN is to empower and ensure the survival of the thriving community that currently meets in two contexts - the brick and mortar building currently located at 120 N. Morrison Street in Appleton, Wisconsin and the virtual members that participate on the group’s mailing list, website, and social media outlets. <text:s/>DHMN’s physical location is called “The Appleton Makerspace, powered by DHMN”. <text:s/></text:span><text:span text:style-name="T18"><office:annotation office:name="__Annotation__29_1594497808"><dc:creator>Ross Larson</dc:creator><dc:date>2013-06-25T21:50:36</dc:date><text:p><text:span text:style-name="T33">Copied from EQL's elevator speech on the Trello boards.</text:span></text:p></office:annotation></text:span><text:span text:style-name="T18">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1594497808"/><text:span text:style-name="T18"> </text:span></text:p>
      <text:p text:style-name="P2"/>
      <text:p text:style-name="P1"><text:span text:style-name="T17"><office:annotation office:name="__Annotation__50_1594497808"><dc:creator>Ross Larson</dc:creator><dc:date>2013-07-22T03:02:24</dc:date><text:p><text:span text:style-name="T33">Why add it now if it was never there before?</text:span></text:p></office:annotation></text:span><text:span text:style-name="T17"><office:annotation office:name="__Annotation__48_1594497808"><dc:creator>Erin Quick-Laughlin</dc:creator><dc:date>2013-07-22T00:11:55</dc:date><text:p><text:span text:style-name="T33">added.</text:span></text:p></office:annotation></text:span><text:span text:style-name="T17"><office:annotation office:name="__Annotation__46_1594497808"><dc:creator>Ross Larson</dc:creator><dc:date>2013-07-22T03:02:24</dc:date><text:p><text:span text:style-name="T33">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7">DHMN’s </text:span><text:span text:style-name="T5">primary objectives are to create, educate, share and learn. </text:span><text:span text:style-name="T17"><office:annotation office:name="__Annotation__52_1594497808"><dc:creator>Ross Larson</dc:creator><dc:date>2013-07-30T02:42:14</dc:date><text:p><text:span text:style-name="T33">I've updated this verbiage to indicate the organization's desire to collaborate and encourage other makerspaces in addition to ensuring the existence of our current space.</text:span></text:p></office:annotation></text:span><text:span text:style-name="T5"> </text:span><text:span text:style-name="T18">DHMN wishes to be a good neighbor to all hackers and makers </text:span><text:span text:style-name="T10">by </text:span><text:span text:style-name="T18">collaborating with and encouraging </text:span><text:span text:style-name="T10">makersp</text:span><text:span text:style-name="T18">aces around the world, whether they are long-existing organizations or emerging groups</text:span><text:span text:style-name="T10">.</text:span><office:annotation-end office:name="__Annotation__46_1594497808"/><office:annotation-end office:name="__Annotation__48_1594497808"/><office:annotation-end office:name="__Annotation__50_1594497808"/><office:annotation-end office:name="__Annotation__52_1594497808"/></text:p>
      <text:p text:style-name="P2"/>
      <text:p text:style-name="P1"><text:span text:style-name="T19"><office:annotation office:name="__Annotation__71_1594497808"><dc:creator>Bob Waldron</dc:creator><dc:date>2015-07-30T23:26:02</dc:date><text:p><text:span text:style-name="T33">Please include Mark Nickel and Erin in your communications. Two of the DHMN cofounders.</text:span></text:p></office:annotation></text:span><text:span text:style-name="T19"><office:annotation office:name="__Annotation__69_1594497808"><dc:creator>Mike Putnam</dc:creator><dc:date>2015-07-30T23:13:37</dc:date><text:p><text:span text:style-name="T33">I'll send an email to the primary parties - hopefully to expand to more people.</text:span></text:p></office:annotation></text:span><text:span text:style-name="T19"><office:annotation office:name="__Annotation__67_1594497808"><dc:creator>Bob Waldron</dc:creator><dc:date>2015-07-30T23:07:00</dc:date><text:p><text:span text:style-name="T33">Might you suggest good way to combine efforts? You, Ross, Shane and I meet on a Thurs or Mon night at Makerspace?</text:span></text:p></office:annotation></text:span><text:span text:style-name="T19"><office:annotation office:name="__Annotation__65_1594497808"><dc:creator>Mike Putnam</dc:creator><dc:date>2015-07-30T22:57:11</dc:date><text:p><text:span text:style-name="T33">A conversation with Shane Grey would be worthwhile and timely. This very topic was discussed at last night's 7/29/2015 Appleton Makerspace org meeting. Efforts should be combined!</text:span></text:p></office:annotation></text:span><text:span text:style-name="T19"><office:annotation office:name="__Annotation__63_1594497808"><dc:creator>Bob Waldron</dc:creator><dc:date>2015-07-30T20:56:44</dc:date><text:p><text:span text:style-name="T33">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9"><office:annotation office:name="__Annotation__61_1594497808"><dc:creator>Ross Larson</dc:creator><dc:date>2015-07-30T23:26:02</dc:date><text:p><text:span text:style-name="T33">Need to determine if this document covers DHMN, The Appleton Makerspace, or both. <text:s/>Also up for debate is whether DHMN is a different entity than the Appleton Makerspace.</text:span></text:p></office:annotation></text:span><text:span text:style-name="T19">Section 3 - Scope</text:span><office:annotation-end office:name="__Annotation__61_1594497808"/><office:annotation-end office:name="__Annotation__63_1594497808"/><office:annotation-end office:name="__Annotation__65_1594497808"/><office:annotation-end office:name="__Annotation__67_1594497808"/><office:annotation-end office:name="__Annotation__69_1594497808"/><office:annotation-end office:name="__Annotation__71_1594497808"/></text:p>
      <text:p text:style-name="P1"><text:span text:style-name="T18">These bylaws consider DHMN (the organization) and “The Appleton Makerspace powered by DHMN” to be one organization.</text:span></text:p>
      <text:p text:style-name="P17"><text:span text:style-name="T3">ARTICLE II — Members</text:span></text:p>
      <text:p text:style-name="P16"><text:span text:style-name="T4">Section 1 - Eligibility</text:span></text:p>
      <text:p text:style-name="P20"><text:span text:style-name="T7">Section 1.1 - Membership</text:span></text:p>
      <text:p text:style-name="P1"><text:span text:style-name="T30">Regular </text:span><text:span text:style-name="T9">m</text:span><text:span text:style-name="T13">M</text:span><text:span text:style-name="T5">embers must</text:span><text:span text:style-name="T17"> h</text:span><text:span text:style-name="T5">ave two signatures from members on a completed</text:span><text:span text:style-name="T10"> </text:span><text:span text:style-name="T11"><office:annotation office:name="__Annotation__87_1594497808"><dc:creator>Ross Larson</dc:creator><dc:date>2013-07-30T04:29:01</dc:date><text:p><text:span text:style-name="T33">I can't access this form. <text:s/>I assume that it is eventually meant to be viewed publicly.</text:span>X</text:p></office:annotation></text:span><text:a xlink:type="simple" xlink:href="https://docs.google.com/a/dhmn.net/forms/d/16b0964mSAGm9OV9wBP1hEgNhQcisztWS0XPjCSL0QKw/viewform" text:style-name="Internet_20_link" text:visited-style-name="Visited_20_Internet_20_Link">membership application</text:a><office:annotation-end office:name="__Annotation__87_1594497808"/><text:span text:style-name="T17"> and b</text:span><text:span text:style-name="T5">e current on their DHMN dues payment </text:span><text:span text:style-name="T10">(or be determined by the board to be in a currently valid makership)</text:span><text:span text:style-name="T5">.</text:span></text:p>
      <text:p text:style-name="P3"/>
      <text:p text:style-name="P1"><text:span text:style-name="T21"><office:annotation office:name="__Annotation__96_1594497808"><dc:creator>Ross Larson</dc:creator><dc:date>2013-06-25T21:18:00</dc:date><text:p><text:span text:style-name="T33">This seems redundant, and could be removed.</text:span></text:p></office:annotation></text:span><text:span text:style-name="T21">Limited members must be current on their DHMN dues payments.</text:span><office:annotation-end office:name="__Annotation__96_1594497808"/></text:p>
      <text:p text:style-name="P20"><text:span text:style-name="T7">Section 1.2 - Officers</text:span></text:p>
      <text:p text:style-name="P1"><text:soft-page-break/><text:span text:style-name="T5">A member is eligible for an Officer position if they have remained an active Regular member for at least 3 consecutive months preceding the election. <text:s/></text:span></text:p>
      <text:p text:style-name="P19"><text:bookmark text:name="_nj6dko1cmh45"/><text:span text:style-name="T8">Section 1.2.1 Officer Positions</text:span></text:p>
      <text:list xml:id="list2640626765086856737" text:style-name="WWNum3">
        <text:list-item>
          <text:p text:style-name="P11"><text:span text:style-name="T5">President</text:span></text:p>
        </text:list-item>
        <text:list-item>
          <text:p text:style-name="P11"><text:span text:style-name="T5">Vice President (see note </text:span><text:span text:style-name="T17">in</text:span><text:span text:style-name="T5"> Article II, Section 2.2.4)</text:span></text:p>
        </text:list-item>
        <text:list-item>
          <text:p text:style-name="P11"><text:span text:style-name="T5">Treasurer</text:span></text:p>
        </text:list-item>
        <text:list-item>
          <text:p text:style-name="P11"><text:span text:style-name="T5">Secretary</text:span></text:p>
        </text:list-item>
        <text:list-item>
          <text:p text:style-name="P11"><text:span text:style-name="T5">Chief Technology Officer</text:span></text:p>
        </text:list-item>
        <text:list-item>
          <text:p text:style-name="P11"><text:span text:style-name="T5">Community Liaison </text:span></text:p>
        </text:list-item>
      </text:list>
      <text:p text:style-name="P20"><text:span text:style-name="T7">Section 1.3 - General Public (non-voting participant)</text:span></text:p>
      <text:p text:style-name="P1"><text:span text:style-name="T5">Any member of the general public may participate in DHMN events and meetings that </text:span><text:span text:style-name="T17">have been designated for public participation, </text:span><text:span text:style-name="T18">but they may not vote at organizational meetings</text:span><text:span text:style-name="T5">.</text:span></text:p>
      <text:p text:style-name="P16"><text:span text:style-name="T4">Section 2 – Rights and Responsibilities of Members</text:span></text:p>
      <text:p text:style-name="P20"><text:span text:style-name="T7">Section 2.1 - </text:span><text:span text:style-name="T34"><office:annotation office:name="__Annotation__122_1594497808"><dc:creator>Ross Larson</dc:creator><dc:date>2013-06-25T21:19:54</dc:date><text:p><text:span text:style-name="T33">Needs an update due to new definitions of membership.</text:span></text:p></office:annotation></text:span><text:span text:style-name="T16">Regular Members and Limited</text:span><text:span text:style-name="T7"> Members</text:span><office:annotation-end office:name="__Annotation__122_1594497808"/></text:p>
      <text:p text:style-name="P2"/>
      <text:p text:style-name="P1"><text:span text:style-name="T21">The DHMN consists of two types of members: Regular members and Limited members.</text:span></text:p>
      <text:p text:style-name="P2"/>
      <text:p text:style-name="P1"><text:span text:style-name="T21">Regular members pay higher monthly dues for unlimited access to DHMN’s physical space.</text:span></text:p>
      <text:p text:style-name="P7"/>
      <text:p text:style-name="P1"><text:span text:style-name="T21">Limited</text:span><text:span text:style-name="T14"> members who are current in their dues shall have access to the </text:span><text:span text:style-name="T21">DHMN’s space when a Regular member is at the space.</text:span></text:p>
      <text:p text:style-name="P2"/>
      <text:p text:style-name="P1"><text:span text:style-name="T5">The </text:span><text:span text:style-name="T17">DHMN </text:span><text:span text:style-name="T5">also recognizes the </text:span><text:span text:style-name="T17">r</text:span><text:span text:style-name="T5">ights of </text:span><text:span text:style-name="T21">R</text:span><text:span text:style-name="T14">e</text:span><text:span text:style-name="T21">gular and Limited </text:span><text:span text:style-name="T5">members to vote in all elections opened to members. The </text:span><text:span text:style-name="T17">DHMN </text:span><text:span text:style-name="T5">requires members to pay monthly dues. Members must also follow all rules </text:span><text:span text:style-name="T10">pertaining to the </text:span><text:span text:style-name="T18">Appleton Makerspace (See Article IV, Section 2)</text:span><text:span text:style-name="T10">.</text:span></text:p>
      <text:p text:style-name="P1"><text:span text:style-name="T23"><office:annotation office:name="__Annotation__145_1594497808"><dc:creator>Ross Larson</dc:creator><dc:date>2013-07-30T04:44:15</dc:date><text:p><text:span text:style-name="T33">The words "sweat equity" were not in the bylaws, apparently. <text:s/>I'm OK with the removal of these words, but they are in there because it is currently a common term in the organization.</text:span></text:p></office:annotation></text:span><text:span text:style-name="T23">Section 2.2 - Makerships (“Sweat Equity” members)</text:span><office:annotation-end office:name="__Annotation__145_1594497808"/></text:p>
      <text:p text:style-name="P1"><text:soft-page-break/><text:span text:style-name="T18">The board may choose to allow certain people to hold the privileges of membership without paying the the full fee amounts typically associated with membership. <text:s/>This is typically due to a service being performed by that person which is deemed as vital to the functioning of the organization, sometimes in combination with some sort of financial need that prevents them from paying the full membership amount. <text:s/>These members may still provide freewill offerings to the organization if they are able. <text:s/>The board votes on the term length of the makership recipient, and can vote to revoke makerships based on the behavior of the recipient(s) or the financial needs of the organization.</text:span></text:p>
      <text:p text:style-name="P20"><text:span text:style-name="T7">Section 2.</text:span><text:span text:style-name="T24">3</text:span><text:span text:style-name="T7"> - DHMN Officers</text:span></text:p>
      <text:p text:style-name="P1"><text:span text:style-name="T5">Officers of the DHMN shall be selected by a vote of </text:span><text:span text:style-name="T17">R</text:span><text:span text:style-name="T5">egular and Limited members. Board officers may also lead a committee which fulfills the duties of the office.</text:span></text:p>
      <text:p text:style-name="P3"/>
      <text:p text:style-name="P1"><text:span text:style-name="T17"><office:annotation office:name="__Annotation__161_1594497808"><dc:creator>Erin Quick-Laughlin</dc:creator><dc:date>2013-07-22T04:04:49</dc:date><text:p><text:span text:style-name="T33">Agreed</text:span></text:p></office:annotation></text:span><text:span text:style-name="T17"><office:annotation office:name="__Annotation__159_1594497808"><dc:creator>Ross Larson</dc:creator><dc:date>2013-07-22T04:04:49</dc:date><text:p><text:span text:style-name="T33">We need to follow this rule, or remove it.</text:span></text:p></office:annotation></text:span><text:span text:style-name="T17">An absent officer </text:span><text:span text:style-name="T18">must</text:span><text:span text:style-name="T17"> designate their official representative</text:span><office:annotation-end office:name="__Annotation__159_1594497808"/><office:annotation-end office:name="__Annotation__161_1594497808"/><text:span text:style-name="T17">, following the order of succession, i.e. President, VP, Treasurer, Secretary, C.T.O., Community Liaison, </text:span><text:span text:style-name="T18">Facilities Manager. <text:s/>Any member may be temporarily promoted to the status of officer’s representative, provided that this is done prior to the start of the organizational meeting in question</text:span><text:span text:style-name="T17">.</text:span></text:p>
      <text:p text:style-name="P19"><text:span text:style-name="T6">Section 2.</text:span><text:span text:style-name="T25">3</text:span><text:span text:style-name="T6">.1 - President</text:span></text:p>
      <text:p text:style-name="P1"><text:span text:style-name="T5">The President</text:span><text:span text:style-name="T17">’s</text:span><text:span text:style-name="T5"> responsibilities shall be:</text:span></text:p>
      <text:list xml:id="list7038549007711387183" text:style-name="WWNum4">
        <text:list-item>
          <text:p text:style-name="P12"><text:span text:style-name="T5"><office:annotation office:name="__Annotation__174_1594497808"><dc:creator>Ross Larson</dc:creator><dc:date>2013-07-30T04:26:00</dc:date><text:p><text:span text:style-name="T33">I'm not sure how the president can be the official representative when the Community Liaison is responsible for all communications outside of DHMN.</text:span></text:p></office:annotation></text:span><text:span text:style-name="T5">The official representative of the DHMN organization</text:span><office:annotation-end office:name="__Annotation__174_1594497808"/></text:p>
        </text:list-item>
        <text:list-item>
          <text:p text:style-name="P12"><text:span text:style-name="T5">Create referendums to keep the DHMN organization relevant and solvent</text:span></text:p>
        </text:list-item>
        <text:list-item>
          <text:p text:style-name="P12"><text:span text:style-name="T5">Create referendums for the DHMN campaigns and general policy</text:span></text:p>
        </text:list-item>
        <text:list-item>
          <text:p text:style-name="P12"><text:span text:style-name="T5">Can sign binding DHMN contracts and legal documents if approved by a referendum</text:span></text:p>
        </text:list-item>
        <text:list-item>
          <text:p text:style-name="P12"><text:span text:style-name="T17">D</text:span><text:span text:style-name="T5">elegate duties at their discretion</text:span></text:p>
        </text:list-item>
        <text:list-item>
          <text:p text:style-name="P12"><text:span text:style-name="T5">Perform all actions assigned to them by referendums</text:span></text:p>
        </text:list-item>
      </text:list>
      <text:list xml:id="list309940743601116981" text:style-name="WWNum1">
        <text:list-item>
          <text:p text:style-name="P13"><text:span text:style-name="T5">Preside over official meetings </text:span></text:p>
        </text:list-item>
        <text:list-item>
          <text:p text:style-name="P13"><text:span text:style-name="T5">Appoint members in needed official roles until the next meeting, where the appointment will be held for a vote.</text:span></text:p>
        </text:list-item>
      </text:list>
      <text:p text:style-name="P19"><text:span text:style-name="T6">Section 2.</text:span><text:span text:style-name="T25">3</text:span><text:span text:style-name="T6">.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7">addition of content to the main DHMN website (while Community Liaison coordinates DHMN website updates such as event info, press releases and typical PR materials).</text:span></text:p>
      <text:p text:style-name="P19"><text:span text:style-name="T6">Section 2.</text:span><text:span text:style-name="T25">3</text:span><text:span text:style-name="T6">.3 - Treasurer</text:span></text:p>
      <text:p text:style-name="P1"><text:span text:style-name="T5">The Treasurer shall have custody of, and be held accountable for, all funds and assets of the </text:span><text:span text:style-name="T17">DHMN</text:span><text:span text:style-name="T5">, receive and give receipts for all monetary transactions of the </text:span><text:span text:style-name="T17">DHMN</text:span><text:span text:style-name="T5">, maintain </text:span><text:span text:style-name="T17">records of all transactions</text:span><text:span text:style-name="T5">, and deposit all such monies in the name of the </text:span><text:span text:style-name="T17">DHMN</text:span><text:span text:style-name="T5">. The treasurer shall publish a monthly and annual financial report. <text:s/>Any trans</text:span><text:span text:style-name="T17">action larger than 10% of monthly revenue shall require a board vote.</text:span></text:p>
      <text:p text:style-name="P9"/>
      <text:p text:style-name="P1"><text:span text:style-name="T6">Section 2.</text:span><text:span text:style-name="T26">3</text:span><text:span text:style-name="T6">.4 - Vice-President </text:span><text:span text:style-name="T31"><text:s/></text:span><text:span text:style-name="T22">(Inactive)</text:span></text:p>
      <text:p text:style-name="P1"><text:soft-page-break/><text:span text:style-name="T17">Traditional role is to supplement the role </text:span><text:span text:style-name="T18">and duties</text:span><text:span text:style-name="T17"> of the President.</text:span><text:span text:style-name="T21">, but is not necessary for DHMN</text:span><text:span text:style-name="T17">. <text:s/></text:span><text:span text:style-name="T21">However, we would consider activating this position in order to fulfill 501c3 Non-profit organization requirements.</text:span></text:p>
      <text:p text:style-name="P6"/>
      <text:p text:style-name="P1"><text:span text:style-name="T6">Section 2.</text:span><text:span text:style-name="T26">3</text:span><text:span text:style-name="T6">.5 - Chief Technology Officer</text:span></text:p>
      <text:p text:style-name="P1"><text:span text:style-name="T5">The Chief Technology Officer shall be the arbiter of official direction when a conflict in technological methods arises (</text:span><text:span text:style-name="T17">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text:span><text:span text:style-name="T26">3</text:span><text:span text:style-name="T6">.6 - Community Liaison</text:span></text:p>
      <text:p text:style-name="P1"><text:span text:style-name="T17"><office:annotation office:name="__Annotation__225_1594497808"><dc:creator>Ross Larson</dc:creator><dc:date>2013-07-30T04:26:37</dc:date><text:p><text:span text:style-name="T33">I'm not sure how the president can be the official representative when the Community Liaison is responsible for official communications outside of DHMN.</text:span></text:p></office:annotation></text:span><text:span text:style-name="T17">Responsible for official communications outside of the DHMN (i.e. press inquiries,</text:span><office:annotation-end office:name="__Annotation__225_1594497808"/><text:span text:style-name="T17"> Twitter, calendar updates, website updates, Facebook, answer calls) </text:span><text:span text:style-name="T18">in a supplementary capacity to the community representation that the President performs</text:span><text:span text:style-name="T17">. </text:span><text:span text:style-name="T18"><office:annotation office:name="__Annotation__232_1594497808"><dc:creator>Ross Larson</dc:creator><dc:date>2013-06-25T21:55:27</dc:date><text:p><text:span text:style-name="T33">We appear to have added these responsibilities to the position without them actually being present in the bylaws.</text:span></text:p></office:annotation></text:span><text:span text:style-name="T18">The community liaison also is the de facto lead for member events, new member initiatives, and welcoming new members.</text:span><office:annotation-end office:name="__Annotation__232_1594497808"/></text:p>
      <text:p text:style-name="P2"/>
      <text:p text:style-name="P14"><text:span text:style-name="T26">Section 2.3.7 - Facilities Manager</text:span></text:p>
      <text:p text:style-name="P14"><text:span text:style-name="T18">Determines acceptance or denial of donated materials such as furniture or equipment (up to a threshold that has yet to be determined). <text:s/>Of the community material available to the makerspace, nothing comes in or goes out of the space without the approval of the Facilities Manager. <text:s/>This position can be given to a person who also fulfills another officer position (such as Vice President), if it is determined to be prudent. <text:s/>This position is filled by the appointment of the President.</text:span></text:p>
      <text:p text:style-name="P8"/>
      <text:p text:style-name="P1"><text:span text:style-name="T18"><office:annotation office:name="__Annotation__239_1594497808"><dc:creator>Ross Larson</dc:creator><dc:date>2013-07-30T04:41:27</dc:date><text:p><text:span text:style-name="T33">Provided officially appointed position dealing with the fostering of other makerspaces, if that is determined to be a priority of the organization. <text:s/>Created rules for any potential donations or disbursements by this officer. <text:s/>Also covered communication done outside of the bounds of this appointed position.</text:span></text:p></office:annotation></text:span><text:span text:style-name="T26">Section 2.3.7 - Makerspace Incubation Encouragement Specialist.</text:span></text:p>
      <text:p text:style-name="P1"><text:span text:style-name="T18">Provides help and support in the form of “official” visits and communication of advice to other makerspaces who request guidance in the creation and implementation of their own makerspaces. <text:s/>Disbursement of any funds or items to an external organization would require unanimous approval by the board. <text:s/>This position can be filled by the appointment of the President, but may be left vacant.</text:span><office:annotation-end office:name="__Annotation__239_1594497808"/><text:span text:style-name="T18"> <text:s/>Individual members are free to communicate with and provide encouragement to other makerspaces and similar organizations, but their advice should not be considered to represent the organization unless they hold this position.</text:span></text:p>
      <text:p text:style-name="P16"><text:span text:style-name="T4">Section 3 - Resignation and Expulsion</text:span></text:p>
      <text:p text:style-name="P20"><text:span text:style-name="T7">Section 3.1 - Regular and Limited Members</text:span></text:p>
      <text:p text:style-name="P1"><text:span text:style-name="T17">Regular and Limited</text:span><text:span text:style-name="T5"> members may be expelled from the </text:span><text:span text:style-name="T17"><office:annotation office:name="__Annotation__251_1594497808"><dc:creator>Ross Larson</dc:creator><dc:date>2013-06-25T21:37:12</dc:date><text:p><text:span text:style-name="T33">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7">DHMN by proposal and vote of the </text:span><text:span text:style-name="T5">DHMN boar</text:span><text:span text:style-name="T17">d of </text:span><text:span text:style-name="T5">officers</text:span><office:annotation-end office:name="__Annotation__251_1594497808"/><text:span text:style-name="T5"> if </text:span><text:span text:style-name="T17">the members </text:span><text:span text:style-name="T5">fail to observe the </text:span><text:span text:style-name="T17">member responsibilities as defined in writing by the board or are behaving with disregard to the principles of (See Article III, Section 2).</text:span></text:p>
      <text:p text:style-name="P3"/>
      <text:p text:style-name="P1"><text:span text:style-name="T5">A member may be abruptly terminated without warning if they commit a criminal act upon person or property while on </text:span><text:span text:style-name="T17">the DHMN’s </text:span><text:span text:style-name="T5">premises or at </text:span><text:span text:style-name="T17">the DHMN’s </text:span><text:span text:style-name="T5">functions.</text:span></text:p>
      <text:p text:style-name="P20"><text:span text:style-name="T7">Section 3.2 - Board Members</text:span></text:p>
      <text:p text:style-name="P1"><text:soft-page-break/><text:span text:style-name="T5">A member may submit a proposal to cast a re-vote for one or more given officer positions during the elected </text:span><text:span text:style-name="T17">officers’ </text:span><text:span text:style-name="T5">terms. If this proposal is struck down by the </text:span><text:span text:style-name="T17">Board of Directors</text:span><text:span text:style-name="T5">, a petition signed by one fourth of current members will overturn this decision and invoke a public election for the given board positions.</text:span></text:p>
      <text:p text:style-name="P20"><text:span text:style-name="T7">Section 3.3 - Inactivity</text:span></text:p>
      <text:p text:style-name="P1"><text:span text:style-name="T5">A member is deemed inactive if he or she fails to p</text:span><text:span text:style-name="T17">ay their dues</text:span><text:span text:style-name="T5"> </text:span><text:span text:style-name="T17">on time</text:span><text:span text:style-name="T5"> and shall forfeit membership after three consec</text:span><text:span text:style-name="T17">utive months of dues non-payment</text:span><text:span text:style-name="T5">. </text:span><text:span text:style-name="T17">A member with less than three consecutive dues non-payment will be reinstated to active status upon payment of owed dues.</text:span></text:p>
      <text:p text:style-name="P17"><office:annotation office:name="__Annotation__309_1594497808"><dc:creator>Ross Larson</dc:creator><dc:date>2013-07-30T03:32:25</dc:date><text:p><text:span text:style-name="T33">The current bylaws on voting do not reflect how we actually run the org meetings. <text:s/>The president sets the agenda. <text:s/>Any member can vote. <text:s/>Any member can bring up "new business" during the "new business" portion of the meeting, although it is considered good etiquette to inform the president of new business before the meeting, if at all possible.</text:span></text:p></office:annotation><text:span text:style-name="T3">ARTICLE III – </text:span><text:span text:style-name="T27">Organizational Meetings and </text:span><text:span text:style-name="T2">Voting</text:span></text:p>
      <text:p text:style-name="P16"><text:span text:style-name="T20">Section 1 - Organizational Meetings</text:span></text:p>
      <text:p text:style-name="P14"><text:span text:style-name="T29">Organizational meetings are run typically on a monthly basis. <text:s/>The meetings function on a loose approximation of Robert’s Rules of Order. <text:s/>The member currently serving as President typically runs these organizational meetings. <text:s/>Typically, a member at each meeting is given the role of parliamentarian and has the right to settle questions of meeting procedure in case of dispute. <text:s/>Most organizational decisions are made at the organizational meeting level, including the creation of smaller committees that are given the power to make smaller decisions outside the bounds of the organizational meetings within a specifically defined mandate by the larger organization.</text:span></text:p>
      <text:p text:style-name="P16"><text:span text:style-name="T4">Section </text:span><text:span text:style-name="T20">2</text:span><text:span text:style-name="T4"> - </text:span><text:span text:style-name="T20">Board Referendums</text:span></text:p>
      <text:p text:style-name="P1"><text:span text:style-name="T18">Larger organizational decisions (</text:span><text:span text:style-name="T29">such as the granting of makerships, expulsion of members, and dissolution of the organization) are given “board referendum status”.</text:span> </text:p>
      <text:p text:style-name="P1"><text:span text:style-name="T18">The person currently serving as President has the ability to determine which issues qualify as significant enough to be considered Board Referendum questions.</text:span></text:p>
      <text:p text:style-name="P1"><text:span text:style-name="T18">Board referendums</text:span><text:span text:style-name="T5"> must be submitted to a board member for sponsorship. If sponsored, a proposal must be made publicly available for review, </text:span><text:span text:style-name="T17">with members being sent a link to or copy of the proposal via the DHMN mailing list,</text:span><text:span text:style-name="T5"> for no less than three days before the proposal may be voted on </text:span><text:span text:style-name="T10">(usually at the month</text:span><text:span text:style-name="T18">ly organizational meeting)</text:span><text:span text:style-name="T5">. Proposals shall be voted upon by the board of directors. The methods for determining the result of proposal vote are as follows:</text:span></text:p>
      <text:list xml:id="list2121978516758887746" text:style-name="WWNum2">
        <text:list-item>
          <text:p text:style-name="P15"><text:span text:style-name="T17">A quorum for board meetings shall be three board members participating (in person or remotely) in the meeting.</text:span></text:p>
        </text:list-item>
        <text:list-item>
          <text:p text:style-name="P15"><text:span text:style-name="T5">Majority of </text:span><text:span text:style-name="T17">“Yea”</text:span><text:span text:style-name="T5"> votes will cause vote to </text:span><text:span text:style-name="T17">pass</text:span><text:span text:style-name="T5">.</text:span></text:p>
        </text:list-item>
        <text:list-item>
          <text:p text:style-name="P15"><text:span text:style-name="T5">A proposal vote can only be re-proposed once. A second vote resulting in a majori</text:span><text:span text:style-name="T17">ty of </text:span><text:span text:style-name="T5">"Nay" will cause a proposal to permanently fail.</text:span></text:p>
        </text:list-item>
        <text:list-item>
          <text:p text:style-name="P15"><text:span text:style-name="T17">In the event of a tie vote, the proposal fails.</text:span></text:p>
        </text:list-item>
        <text:list-item>
          <text:p text:style-name="P15"><text:span text:style-name="T17">The President may vote and may sponsor proposals.</text:span><office:annotation-end office:name="__Annotation__309_1594497808"/></text:p>
        </text:list-item>
      </text:list>
      <text:p text:style-name="P1"><text:span text:style-name="T18">The Secretary will keep a record of which decisions are made using the “Board Referendum vote” by specifically noting them as a “Board Referendum Vote”. <text:s/>This record keeping shall begin at the time that this rule was put into practice (date here).</text:span></text:p>
      <text:p text:style-name="P1"><text:span text:style-name="T18">In the case of a tie vote by the board, the result of a popular vote of all current members in good standing will serve as the tiebreaker.</text:span></text:p>
      <text:p text:style-name="P4"/>
      <text:p text:style-name="P16"><text:span text:style-name="T4">Section 2 - </text:span><text:span text:style-name="T4"><office:annotation office:name="__Annotation__316_1594497808"><dc:creator>Ross Larson</dc:creator><dc:date>2013-06-25T21:27:09</dc:date><text:p><text:span text:style-name="T33">Does this still apply, given the names on our tax stuff don't match our current leadership?</text:span></text:p></office:annotation></text:span><text:span text:style-name="T4">Board of Directors</text:span><office:annotation-end office:name="__Annotation__316_1594497808"/></text:p>
      <text:p text:style-name="P1"><text:span text:style-name="T17">The Board of Directors, a.k.a. board, a.k.a. board of officers, is defined as all current elected officers of the DHMN. <text:s/></text:span></text:p>
      <text:p text:style-name="P2"/>
      <text:p text:style-name="P21"><text:bookmark text:name="_uewe9rrjw7ja"/><text:soft-page-break/><text:span text:style-name="T32">Section 3 - Elections for the Officers:</text:span></text:p>
      <text:p text:style-name="P1"><text:span text:style-name="T17">Elections s</text:span><text:span text:style-name="T5">hall occur annually at dates determined by the sitting </text:span><text:span text:style-name="T17">Officers</text:span><text:span text:style-name="T5"> and </text:span><text:span text:style-name="T5"><office:annotation office:name="__Annotation__330_1594497808"><dc:creator>Ross Larson</dc:creator><dc:date>2013-06-25T21:29:07</dc:date><text:p><text:span text:style-name="T33">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330_1594497808"/><text:span text:style-name="T5"> and be communicated </text:span><text:span text:style-name="T17">via the DHMN mailing list</text:span><text:span text:style-name="T5">. <text:s/>Each voter shall vote “Yea” or “Nay” for each candidate. The candi</text:span><text:span text:style-name="T17">date with the most </text:span><text:span text:style-name="T5">"Yea" votes </text:span><text:span text:style-name="T17">is </text:span><text:span text:style-name="T5">elected. Tie votes shall require a run-off vote. When the election results are confirmed and announced, the</text:span><text:span text:style-name="T17"><office:annotation office:name="__Annotation__343_1594497808"><dc:creator>Ross Larson</dc:creator><dc:date>2013-06-25T21:39:27</dc:date><text:p><text:span text:style-name="T33">Should there be any rules for moving treasurer responsibilities that are different than the other officer's rules? <text:s/>I assume that we can't immediately change all of the account stuff.</text:span></text:p></office:annotation></text:span><text:span text:style-name="T5"> </text:span><text:span text:style-name="T17">Officer</text:span><text:span text:style-name="T5"> seats are vacated and assumed by the newly elected members</text:span><office:annotation-end office:name="__Annotation__343_1594497808"/><text:span text:style-name="T5">.</text:span></text:p>
      <text:p text:style-name="P2"/>
      <text:p text:style-name="P1"><text:span text:style-name="T18"><office:annotation office:name="__Annotation__352_1594497808"><dc:creator>Ross Larson</dc:creator><dc:date>2013-07-23T10:00:52</dc:date><text:p/></office:annotation></text:span><text:span text:style-name="T28">Article IV - The Appleton Makerspace (powered by DHMN) and Facility-Specific Rules.</text:span></text:p>
      <text:p text:style-name="P1"><text:span text:style-name="T19">Section 1 – The Appleton Makerspace (powered by DHMN) </text:span></text:p>
      <text:p text:style-name="P1"><text:span text:style-name="T18">The Appleton Makerspace (powered by DHMN) is the current physical location of the DHMN.</text:span></text:p>
      <text:p text:style-name="P14"><text:span text:style-name="T19">Section 2 – Additional Makerspace Rules</text:span></text:p>
      <text:p text:style-name="P14"><text:span text:style-name="T18">The Appleton Makerspace (powered by DHMN) has additional rules governing the makerspace not contained in this document. <text:s/>Those rules are located at [location].</text:span><office:annotation-end office:name="__Annotation__352_1594497808"/><text:span text:style-name="T18"> <text:s/>Procedures for updating the additional makerspace rules are contained in that document.</text:span></text:p>
      <text:p text:style-name="P2"/>
      <text:p text:style-name="P2"/>
      <text:p text:style-name="P1"><text:span text:style-name="T3">Article V – Revisions to These Bylaws</text:span></text:p>
      <text:p text:style-name="P16"><text:span text:style-name="T4">Section 1 – Revisions</text:span></text:p>
      <text:p text:style-name="P1"><text:span text:style-name="T5">Proposed revisions must be submitted to the Secretary to be sent out with regular board announcements. </text:span><text:span text:style-name="T5"><office:annotation office:name="__Annotation__360_1594497808"><dc:creator>Ross Larson</dc:creator><dc:date>2013-06-25T21:59:00</dc:date><text:p><text:span text:style-name="T33">These changes are NOT by popular vote from members, only by the sitting board of directors.</text:span></text:p></office:annotation></text:span><text:span text:style-name="T5">These bylaws may only be changed by a unanimous decision by the sitting board of directors.</text:span><office:annotation-end office:name="__Annotation__360_1594497808"/></text:p>
      <text:p text:style-name="P17"><text:span text:style-name="T3">Article VI – Dissolution of the Organization</text:span></text:p>
      <text:p text:style-name="P16"><text:span text:style-name="T4">Section 1 – Dissolution</text:span></text:p>
      <text:p text:style-name="P1"><text:span text:style-name="T5">The </text:span><text:span text:style-name="T17">DHMN </text:span><text:span text:style-name="T5">may not dissolve less than 30 days from the time a proposal to dissolve passes.</text:span></text:p>
      <text:p text:style-name="P16"><text:span text:style-name="T4">Section 2 – Asset Distribution</text:span></text:p>
      <text:p text:style-name="P1"><text:span text:style-name="T5">In the event that a movement to dissolve the </text:span><text:span text:style-name="T17">DHMN </text:span><text:span text:style-name="T5">passes, assets may be liquidized to pay off any debt the organization may have accrued. Any remaining assets of the </text:span><text:span text:style-name="T17">DHMN </text:span><text:span text:style-name="T5">must be donated to an IRS 501c3 compliant charitable, educational, or scientific endeavor.</text:span></text:p>
      <text:p text:style-name="P3"/>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1" meta:word-count="2131" meta:character-count="13343" meta:non-whitespace-character-count="11285"/>
    <meta:generator>LibreOfficeDev/5.1.0.3$Linux_X86_64 LibreOffice_project/</meta:generator>
  </office:meta>
</office:document-meta>
</file>